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4626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1.269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1.4736in"/>
    </style:style>
    <style:style style:name="co13" style:family="table-column">
      <style:table-column-properties fo:break-before="auto" style:column-width="1.2807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9in"/>
    </style:style>
    <style:style style:name="co18" style:family="table-column">
      <style:table-column-properties fo:break-before="auto" style:column-width="1.3984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1.9665in"/>
    </style:style>
    <style:style style:name="co21" style:family="table-column">
      <style:table-column-properties fo:break-before="auto" style:column-width="1.5807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3.7465in"/>
    </style:style>
    <style:style style:name="co24" style:family="table-column">
      <style:table-column-properties fo:break-before="auto" style:column-width="1.6453in"/>
    </style:style>
    <style:style style:name="co25" style:family="table-column">
      <style:table-column-properties fo:break-before="auto" style:column-width="1.1409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3634in"/>
    </style:style>
    <style:style style:name="co28" style:family="table-column">
      <style:table-column-properties fo:break-before="auto" style:column-width="2.2134in"/>
    </style:style>
    <style:style style:name="co29" style:family="table-column">
      <style:table-column-properties fo:break-before="auto" style:column-width="2.889in"/>
    </style:style>
    <style:style style:name="co30" style:family="table-column">
      <style:table-column-properties fo:break-before="auto" style:column-width="2.9209in"/>
    </style:style>
    <style:style style:name="co31" style:family="table-column">
      <style:table-column-properties fo:break-before="auto" style:column-width="3.2102in"/>
    </style:style>
    <style:style style:name="co32" style:family="table-column">
      <style:table-column-properties fo:break-before="auto" style:column-width="0.8516in"/>
    </style:style>
    <style:style style:name="co33" style:family="table-column">
      <style:table-column-properties fo:break-before="auto" style:column-width="1.5374in"/>
    </style:style>
    <style:style style:name="co34" style:family="table-column">
      <style:table-column-properties fo:break-before="auto" style:column-width="0.8299in"/>
    </style:style>
    <style:style style:name="co35" style:family="table-column">
      <style:table-column-properties fo:break-before="auto" style:column-width="0.9909in"/>
    </style:style>
    <style:style style:name="co36" style:family="table-column">
      <style:table-column-properties fo:break-before="auto" style:column-width="1.302in"/>
    </style:style>
    <style:style style:name="co37" style:family="table-column">
      <style:table-column-properties fo:break-before="auto" style:column-width="1.7201in"/>
    </style:style>
    <style:style style:name="co38" style:family="table-column">
      <style:table-column-properties fo:break-before="auto" style:column-width="1.3228in"/>
    </style:style>
    <style:style style:name="co39" style:family="table-column">
      <style:table-column-properties fo:break-before="auto" style:column-width="0.8945in"/>
    </style:style>
    <style:style style:name="co40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ransformed_20_by_20_Data.Pag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 by Data.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70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|__buildPoints</text:p>
          </table:table-cell>
          <table:table-cell table:style-name="ce1" office:value-type="string" calcext:value-type="string">
            <text:p>|__buildPower</text:p>
          </table:table-cell>
          <table:table-cell table:style-name="ce1" office:value-type="string" calcext:value-type="string">
            <text:p>|__damage</text:p>
          </table:table-cell>
          <table:table-cell table:style-name="ce1" office:value-type="string" calcext:value-type="string">
            <text:p>|__designable</text:p>
          </table:table-cell>
          <table:table-cell table:style-name="ce1" office:value-type="string" calcext:value-type="string">
            <text:p>|__effectSize</text:p>
          </table:table-cell>
          <table:table-cell table:style-name="ce1" office:value-type="string" calcext:value-type="string">
            <text:p>|__explosionWav</text:p>
          </table:table-cell>
          <table:table-cell table:style-name="ce1" office:value-type="string" calcext:value-type="string">
            <text:p>|__faceInFlight</text:p>
          </table:table-cell>
          <table:table-cell table:style-name="ce1" office:value-type="string" calcext:value-type="string">
            <text:p>|__facePlayer</text:p>
          </table:table-cell>
          <table:table-cell table:style-name="ce1" office:value-type="string" calcext:value-type="string">
            <text:p>|__fireOnMove</text:p>
          </table:table-cell>
          <table:table-cell table:style-name="ce1" office:value-type="string" calcext:value-type="string">
            <text:p>|__firePause</text:p>
          </table:table-cell>
          <table:table-cell table:style-name="ce1" office:value-type="string" calcext:value-type="string">
            <text:p>|__flags</text:p>
          </table:table-cell>
          <table:table-cell table:style-name="ce1" office:value-type="string" calcext:value-type="string">
            <text:p>|__flightGfx</text:p>
          </table:table-cell>
          <table:table-cell table:style-name="ce1" office:value-type="string" calcext:value-type="string">
            <text:p>|__flightSpeed</text:p>
          </table:table-cell>
          <table:table-cell table:style-name="ce1" office:value-type="string" calcext:value-type="string">
            <text:p>|__hitGfx</text:p>
          </table:table-cell>
          <table:table-cell table:style-name="ce1" office:value-type="string" calcext:value-type="string">
            <text:p>|__hitpoints</text:p>
          </table:table-cell>
          <table:table-cell table:style-name="ce1" office:value-type="string" calcext:value-type="string">
            <text:p>|__id</text:p>
          </table:table-cell>
          <table:table-cell table:style-name="ce1" office:value-type="string" calcext:value-type="string">
            <text:p>|__lightWorld</text:p>
          </table:table-cell>
          <table:table-cell table:style-name="ce1" office:value-type="string" calcext:value-type="string">
            <text:p>|__longHit</text:p>
          </table:table-cell>
          <table:table-cell table:style-name="ce1" office:value-type="string" calcext:value-type="string">
            <text:p>|__longRange</text:p>
          </table:table-cell>
          <table:table-cell table:style-name="ce1" office:value-type="string" calcext:value-type="string">
            <text:p>|__maxElevation</text:p>
          </table:table-cell>
          <table:table-cell table:style-name="ce1" office:value-type="string" calcext:value-type="string">
            <text:p>|__minElevation</text:p>
          </table:table-cell>
          <table:table-cell table:style-name="ce1" office:value-type="string" calcext:value-type="string">
            <text:p>|__minRange</text:p>
          </table:table-cell>
          <table:table-cell table:style-name="ce1" office:value-type="string" calcext:value-type="string">
            <text:p>|__minimumDamage</text:p>
          </table:table-cell>
          <table:table-cell table:style-name="ce1" office:value-type="string" calcext:value-type="string">
            <text:p>|__missGfx</text:p>
          </table:table-cell>
          <table:table-cell table:style-name="ce1" office:value-type="string" calcext:value-type="string">
            <text:p>|__model</text:p>
          </table:table-cell>
          <table:table-cell table:style-name="ce1" office:value-type="string" calcext:value-type="string">
            <text:p>|__mountModel</text:p>
          </table:table-cell>
          <table:table-cell table:style-name="ce1" office:value-type="string" calcext:value-type="string">
            <text:p>|__movement</text:p>
          </table:table-cell>
          <table:table-cell table:style-name="ce1" office:value-type="string" calcext:value-type="string">
            <text:p>|__muzzleGfx</text:p>
          </table:table-cell>
          <table:table-cell table:style-name="ce1" office:value-type="string" calcext:value-type="string">
            <text:p>|__name</text:p>
          </table:table-cell>
          <table:table-cell table:style-name="ce1" office:value-type="string" calcext:value-type="string">
            <text:p>|__numAttackRuns</text:p>
          </table:table-cell>
          <table:table-cell table:style-name="ce1" office:value-type="string" calcext:value-type="string">
            <text:p>|__numExplosions</text:p>
          </table:table-cell>
          <table:table-cell table:style-name="ce1" office:value-type="string" calcext:value-type="string">
            <text:p>|__penetrate</text:p>
          </table:table-cell>
          <table:table-cell table:style-name="ce1" office:value-type="string" calcext:value-type="string">
            <text:p>|__numRounds</text:p>
          </table:table-cell>
          <table:table-cell table:style-name="ce1" office:value-type="string" calcext:value-type="string">
            <text:p>|__periodicalDamage</text:p>
          </table:table-cell>
          <table:table-cell table:style-name="ce1" office:value-type="string" calcext:value-type="string">
            <text:p>|__periodicalDamageRadius</text:p>
          </table:table-cell>
          <table:table-cell table:style-name="ce1" office:value-type="string" calcext:value-type="string">
            <text:p>|__periodicalDamageTime</text:p>
          </table:table-cell>
          <table:table-cell table:style-name="ce1" office:value-type="string" calcext:value-type="string">
            <text:p>|__periodicalDamageWeaponClass</text:p>
          </table:table-cell>
          <table:table-cell table:style-name="ce1" office:value-type="string" calcext:value-type="string">
            <text:p>|__periodicalDamageWeaponEffect</text:p>
          </table:table-cell>
          <table:table-cell table:style-name="ce1" office:value-type="string" calcext:value-type="string">
            <text:p>|__periodicalDamageWeaponSubClass</text:p>
          </table:table-cell>
          <table:table-cell table:style-name="ce1" office:value-type="string" calcext:value-type="string">
            <text:p>|__radius</text:p>
          </table:table-cell>
          <table:table-cell table:style-name="ce1" office:value-type="string" calcext:value-type="string">
            <text:p>|__radiusDamage</text:p>
          </table:table-cell>
          <table:table-cell table:style-name="ce1" office:value-type="string" calcext:value-type="string">
            <text:p>|__radiusLife</text:p>
          </table:table-cell>
          <table:table-cell table:style-name="ce1" office:value-type="string" calcext:value-type="string">
            <text:p>|__recoilValue</text:p>
          </table:table-cell>
          <table:table-cell table:style-name="ce1" office:value-type="string" calcext:value-type="string">
            <text:p>|__reloadTime</text:p>
          </table:table-cell>
          <table:table-cell table:style-name="ce1" office:value-type="string" calcext:value-type="string">
            <text:p>|__rotate</text:p>
          </table:table-cell>
          <table:table-cell table:style-name="ce1" office:value-type="string" calcext:value-type="string">
            <text:p>|__shortHit</text:p>
          </table:table-cell>
          <table:table-cell table:style-name="ce1" office:value-type="string" calcext:value-type="string">
            <text:p>|__shortRange</text:p>
          </table:table-cell>
          <table:table-cell table:style-name="ce1" office:value-type="string" calcext:value-type="string">
            <text:p>|__waterGfx</text:p>
          </table:table-cell>
          <table:table-cell table:style-name="ce1" office:value-type="string" calcext:value-type="string">
            <text:p>|__weaponClass</text:p>
          </table:table-cell>
          <table:table-cell table:style-name="ce1" office:value-type="string" calcext:value-type="string">
            <text:p>|__weaponEffect</text:p>
          </table:table-cell>
          <table:table-cell table:style-name="ce1" office:value-type="string" calcext:value-type="string">
            <text:p>|__weaponSubClass</text:p>
          </table:table-cell>
          <table:table-cell table:style-name="ce1" office:value-type="string" calcext:value-type="string">
            <text:p>|__weaponWav</text:p>
          </table:table-cell>
          <table:table-cell table:style-name="ce1" office:value-type="string" calcext:value-type="string">
            <text:p>|__weight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tormbringer AA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AAGunLaser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tormBringer AA Flak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6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Jeep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ower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ggy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usCann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BabaFlam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cav Flam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Jeep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D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Jeep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Jeep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M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BaBa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1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Pit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 Launch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BabaPitRocke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MSL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av AT Pi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1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ocket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P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number-columns-repeated="2"/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P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1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Rocket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aba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avmra.pie</text:p>
          </table:table-cell>
          <table:table-cell table:style-name="ce1" office:value-type="string" calcext:value-type="string">
            <text:p>TRL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cav Rocke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owerMG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ower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ower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aba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Trike MG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Bomb-Earthquak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/>
          <table:table-cell table:style-name="ce1" office:value-type="string" calcext:value-type="string">
            <text:p>-8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SWav.PIE</text:p>
          </table:table-cell>
          <table:table-cell/>
          <table:table-cell table:style-name="ce1" office:value-type="string" calcext:value-type="string">
            <text:p>TRHVTL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Bunker Buster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6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x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1-VTOL-Lt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Cluste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4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x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2-VTOL-HvH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p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0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79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bmbi1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Bomb3-VTOL-Lt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l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hosphor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5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mbmbi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Bomb4-VTOL-Hvy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i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ite Bom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number-columns-repeated="2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SCUDM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Bomb4-VTOL-HvyINC-Ma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HVTLH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eavy Thermite Bomb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5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hwtzflg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LBMBP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5-VTOL-Plas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PL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Plasmite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BOMB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84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LBMBE2.PIE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Bomb6-VTOL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/>
          <table:table-cell table:style-name="ce1" office:value-type="string" calcext:value-type="string">
            <text:p>TRMVTLEM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Bomb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ggy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uggy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Bugg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Bu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BusCanno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Ex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Cannon A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VTOL Cannon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3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7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ar.PIE</text:p>
          </table:table-cell>
          <table:table-cell table:style-name="ce1" office:value-type="string" calcext:value-type="string">
            <text:p>TRL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5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Cannon2A-T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ar.PIE</text:p>
          </table:table-cell>
          <table:table-cell table:style-name="ce1" office:value-type="string" calcext:value-type="string">
            <text:p>TRM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8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Cannon2A-T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ar.PIE</text:p>
          </table:table-cell>
          <table:table-cell table:style-name="ce1" office:value-type="string" calcext:value-type="string">
            <text:p>TRH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375mmMk1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Twin Heavy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VTOL Hyper Velocity Cann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ar.PIE</text:p>
          </table:table-cell>
          <table:table-cell table:style-name="ce1" office:value-type="string" calcext:value-type="string">
            <text:p>TRLA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NASDA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37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Full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Assault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750</text:p>
          </table:table-cell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0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eav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Cannon4AUTO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Augmented 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Incendiary HVC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Cannon4AUTOMk1-L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A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VC Long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6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Assault Canno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ar.PIE</text:p>
          </table:table-cell>
          <table:table-cell table:style-name="ce1" office:value-type="string" calcext:value-type="string">
            <text:p>TRMVCAN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NASDA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1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Rotar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8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Cannon5Vulcan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eav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Cannon5Vulcan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6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ar.PIE</text:p>
          </table:table-cell>
          <table:table-cell table:style-name="ce1" office:value-type="string" calcext:value-type="string">
            <text:p>trhvcan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6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6TwinAsl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Rail Gun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annon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CAN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Cannon Fortress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6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CommandTurret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CMD1ar.PIE</text:p>
          </table:table-cell>
          <table:table-cell table:style-name="ce1" office:value-type="string" calcext:value-type="string">
            <text:p>TRLCMD1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ommand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2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Atmiss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Mech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Cannon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Cannon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Flamer01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ech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TM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per Scour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sc_ass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Super Auto-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10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EMP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Super Twin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Flamer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Sup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HP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hpvc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Super HVC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13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IncMort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uper 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3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3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up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G4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G4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Sup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2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Cyb-Hvywpn-M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can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Super Heavy-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Hvywpn-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r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uper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PulseLs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sc_pulse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Sup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yb-Hvywpn-RailGunn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sc_rail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Super Rail-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uper Lanc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6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aa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Rocket-TopAttac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sc_rckt2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win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3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Hvywpn-T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sc_tk.pie</text:p>
          </table:table-cell>
          <table:table-cell table:style-name="ce1" office:value-type="string" calcext:value-type="string">
            <text:p>sc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Super Tank-Kill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Laser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CY_LAS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Mech Las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ail1-Mech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ail1-Mech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Mech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9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cket-Me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ech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RotMG-Mech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Cyb-RotMG-Mech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me.pie</text:p>
          </table:table-cell>
          <table:table-cell table:style-name="ce1" office:value-type="string" calcext:value-type="string">
            <text:p>Cybodyme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Mech Machinegun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2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4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At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courge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ichet3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-Wpn-Cannon-Sni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sniper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Sniper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Grenad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cy_gre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number-columns-repeated="3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cybgrnd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Flash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Grenadi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-Wpn-Mortar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cy_grengssi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Grenadi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ail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Cyb-Wpn-Rail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n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Cyb-Wpn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tk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Cyborg Tank Kill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Cybor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Cyb-Wpn-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cy_rcktaa2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Ballistic Cybor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6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SpyTurret0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Cyb-Wpn-SpyTurret01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EC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Cyborg Nexus Link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-Wpn-Thermit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therm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her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Cyborg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cy_CA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Gunn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Chaingun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Chaingu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CyborgFlamer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cy_flame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Cyborg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0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CyborgRocke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rkt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Lancer Cyborg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yborgRotMG</text:p>
          </table:table-cell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CyborgRotMG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Assault Gunn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EMP-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mp.PIE</text:p>
          </table:table-cell>
          <table:table-cell table:style-name="ce1" office:value-type="string" calcext:value-type="string">
            <text:p>trhem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AIRCRAFT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SHcanA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EMP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EMP.PIE</text:p>
          </table:table-cell>
          <table:table-cell table:style-name="ce1" office:value-type="string" calcext:value-type="string">
            <text:p>TRWPFEMP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EMP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91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Flame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ar.PIE</text:p>
          </table:table-cell>
          <table:table-cell table:style-name="ce1" office:value-type="string" calcext:value-type="string">
            <text:p>TRLFLM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NASDA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3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0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Massive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0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Flame2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Massive Rail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95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Flam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Plasmite Rail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95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Assault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Rotar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HeavyLaser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Heavy Laser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99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49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36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7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i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Incendiary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gss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Railstorm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03-Rot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AR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Stabilized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12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gss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il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Rail Howitz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05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R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105Mk1-Ram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42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WPFHOW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Stabilized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Assaul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Gat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atgss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Ground Shaker Rail Assault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Hvy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bb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14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i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Incendiary Ground Shaker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gss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Rail Ground Shak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9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/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R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8666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Howitzer150Mk1-Ram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768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bb2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Super Stabilized Ground Sha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8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owitze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HOW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Super Incendiary Howitze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4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0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l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S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30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lassatar.pie</text:p>
          </table:table-cell>
          <table:table-cell table:style-name="ce1" office:value-type="string" calcext:value-type="string">
            <text:p>trlassa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Laser Satellite Command Pos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20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03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LAS_SAT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VTOL Pulse Laser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1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ugmented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7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Asl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Rot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18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pv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Incendiar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Inc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Incendiary Assaul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65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95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Laser2PULSEMk1-Med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3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aser3BEAM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VTOL Flashlight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652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5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Laser4-PlasmaCannon-Hvy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aser4-PlasmaCannon-Hvy-Lsr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uper Heavy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72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Plasma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LASP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Plasma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erSuper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WPFLAS2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eavy Laser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Pillbox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-VTOL-SCAVS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-VTOL-SCAVS</text:p>
          </table:table-cell>
          <table:table-cell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VTOL Machinegun Scav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9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1Mk1-AR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1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ar.PIE</text:p>
          </table:table-cell>
          <table:table-cell table:style-name="ce1" office:value-type="string" calcext:value-type="string">
            <text:p>TRLMG1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NASDA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855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Pillbox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2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-VTOL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2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VTOL Twin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2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2Mk1-AR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2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ar.PIE</text:p>
          </table:table-cell>
          <table:table-cell table:style-name="ce1" office:value-type="string" calcext:value-type="string">
            <text:p>TRLMG2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NASDA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Pillbox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3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 Bunk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-VTOL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MG3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VTOL Heavy Machinegun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R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NASDA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22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Augmented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4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3Mk1-Twn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MG3Mk1-Twn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win Heavy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33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Pillbox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MG4ROTARY-Pillbox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*MG4ROTARY-Pillbox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MG4ROTARY-VTOL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VTOL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9"/>
          <table:table-cell table:number-columns-repeated="2"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6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AR</text:p>
          </table:table-cell>
          <table:table-cell/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ar.PIE</text:p>
          </table:table-cell>
          <table:table-cell table:style-name="ce1" office:value-type="string" calcext:value-type="string">
            <text:p>TRMMG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16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MG4ROTARYMk1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Augmented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Incendiary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4ROTARYMk1-Hvy-Inc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ca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VTOL Incendiary Assault Gun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ugmented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MG5TWINROTARY-Hvy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canhvy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Incendiary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ACHINE GUN</text:p>
          </table:table-cell>
          <table:table-cell table:number-columns-repeated="3"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G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WPFMG.PIE</text:p>
          </table:table-cell>
          <table:table-cell table:style-name="ce1" office:value-type="string" calcext:value-type="string">
            <text:p>TRWPF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win Assault Gun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MassDriv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WPFGSS.PIE</text:p>
          </table:table-cell>
          <table:table-cell table:style-name="ce1" office:value-type="string" calcext:value-type="string">
            <text:p>TRWPF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SHgssM.PIE</text:p>
          </table:table-cell>
          <table:table-cell table:style-name="ce1" office:value-type="string" calcext:value-type="string">
            <text:p>Mass Driv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A-T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Scourge Missile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7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issile-HvySAM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2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Vindicator SAM Thermal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9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Aveng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485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ar.PIE</text:p>
          </table:table-cell>
          <table:table-cell table:style-name="ce1" office:value-type="string" calcext:value-type="string">
            <text:p>Trmmslsa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NASDA Trespasser SA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LtSAM2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sa2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Avenger SAM Thermal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mslaa.PIE</text:p>
          </table:table-cell>
          <table:table-cell table:style-name="ce1" office:value-type="string" calcext:value-type="string">
            <text:p>Trm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issile-MdArt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Heavy Seraph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Missile-VTOL-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Scourge Missi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Missile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wpfmsl.PIE</text:p>
          </table:table-cell>
          <table:table-cell table:style-name="ce1" office:value-type="string" calcext:value-type="string">
            <text:p>Trwpfmsl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issile Array Fortres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94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ar.PIE</text:p>
          </table:table-cell>
          <table:table-cell table:style-name="ce1" office:value-type="string" calcext:value-type="string">
            <text:p>TRM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NASDA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0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Incendiary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GSS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Rail Mortar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1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R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Stabilized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1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65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ar.PIE</text:p>
          </table:table-cell>
          <table:table-cell table:style-name="ce1" office:value-type="string" calcext:value-type="string">
            <text:p>TRHRMOR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NASDA Barrage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48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 Bombard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ilP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56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Bombard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2Mk1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Bombar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7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I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Incendiary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il-R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GSS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Railpot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3ROTARYMk1-Ram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AR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tabilized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Gauss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WPFMORTGSS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Rail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Plas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I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Incendiary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MortarRamj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8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WPFMORTR.PIE</text:p>
          </table:table-cell>
          <table:table-cell table:style-name="ce1" office:value-type="string" calcext:value-type="string">
            <text:p>TRWPF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SHcanM.PIE</text:p>
          </table:table-cell>
          <table:table-cell table:style-name="ce1" office:value-type="string" calcext:value-type="string">
            <text:p>Super Stabilized Mortar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NEXUSlin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NEXUSlink*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nxstower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-Rail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-Rail1</text:p>
          </table:table-cell>
          <table:table-cell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CY_RAIL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*NX-Cyb-Rail1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Chaingu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NX-CyborgChaingun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cy_gun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*NX-CyborgChaingu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Mis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CY_MIS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*NX-CyborgMiss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-CyborgPulseLa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CY_LAS.PIE</text:p>
          </table:table-cell>
          <table:table-cell table:style-name="ce1" office:value-type="string" calcext:value-type="string">
            <text:p>Cybody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*NX-CyborgPulseLas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24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lasmaHea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PLASM.PIE</text:p>
          </table:table-cell>
          <table:table-cell table:style-name="ce1" office:value-type="string" calcext:value-type="string">
            <text:p>TRHPLASM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*Heavy Plasma Launcher*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0</text:p>
          </table:table-cell>
          <table:table-cell table:number-columns-repeated="3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352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FLMRP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2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PlasmiteFlamer-Rai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eavy Plasmite Rail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8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QuadMg1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440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475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a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NASDA Monsoon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65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Cyclone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2915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QuadRotAAGun-Scav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air.PIE</text:p>
          </table:table-cell>
          <table:table-cell table:style-name="ce1" office:value-type="string" calcext:value-type="string">
            <text:p>TRHAIR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NASDA Typhoon AA Turr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-VTOL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-VTOL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Needle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-Twn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-Twn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7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1Mk1-GatA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VTOL Rail Gun</text:p>
          </table:table-cell>
          <table:table-cell table:style-name="ce1" office:value-type="string" calcext:value-type="string">
            <text:p>5</text:p>
          </table:table-cell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220</text:p>
          </table:table-cell>
          <table:table-cell table:number-columns-repeated="3"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RailGun2Mk1-Gat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10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-Twn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win Incendiary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number-columns-repeated="3"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2Mk1TwinAslt-Inc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cantwinasltinc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Incendiary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Aslt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RailGun3Mk1-Aslt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3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3Mk1-Hvy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RailGun3Mk1-Hvy</text:p>
          </table:table-cell>
          <table:table-cell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3.PIE</text:p>
          </table:table-cell>
          <table:table-cell table:style-name="ce1" office:value-type="string" calcext:value-type="string">
            <text:p>TRHGSS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Heavy Gauss Assault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Incendiary Rail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7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32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ailgun-Aslt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hgss2.pie</text:p>
          </table:table-cell>
          <table:table-cell table:style-name="ce1" office:value-type="string" calcext:value-type="string">
            <text:p>TRMACAN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VTOL Incendiary Railgun</text:p>
          </table:table-cell>
          <table:table-cell table:style-name="ce1" office:value-type="string" calcext:value-type="string">
            <text:p>8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richet2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Railgun-Flak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ggssaa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AA Flak Needle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5998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Rocket-Arch-Hvy-Aslt-Ga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.PIE</text:p>
          </table:table-cell>
          <table:table-cell table:style-name="ce1" office:value-type="string" calcext:value-type="string">
            <text:p>TRHSUPE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Heavy Thermal Rocke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ar.PIE</text:p>
          </table:table-cell>
          <table:table-cell table:style-name="ce1" office:value-type="string" calcext:value-type="string">
            <text:p>TRMRKTBB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9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BB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Incendiary Bunker Bust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b.pie</text:p>
          </table:table-cell>
          <table:table-cell table:style-name="ce1" office:value-type="string" calcext:value-type="string">
            <text:p>Trmrcktb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Hvy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.PIE</text:p>
          </table:table-cell>
          <table:table-cell table:style-name="ce1" office:value-type="string" calcext:value-type="string">
            <text:p>TRHRCK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Rocket-IDF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9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RCKTar.PIE</text:p>
          </table:table-cell>
          <table:table-cell table:style-name="ce1" office:value-type="string" calcext:value-type="string">
            <text:p>TRHRCKTar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NASDA Ripple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600</text:p>
          </table:table-cell>
          <table:table-cell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7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7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A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ar.PIE</text:p>
          </table:table-cell>
          <table:table-cell table:style-name="ce1" office:value-type="string" calcext:value-type="string">
            <text:p>TRMRCKTA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NASDA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LtA-T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Quad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r.PIE</text:p>
          </table:table-cell>
          <table:table-cell table:style-name="ce1" office:value-type="string" calcext:value-type="string">
            <text:p>TRMRCKT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mslaa2.PIE</text:p>
          </table:table-cell>
          <table:table-cell table:style-name="ce1" office:value-type="string" calcext:value-type="string">
            <text:p>trm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Ballistic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Homing-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Full Rocket Array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MRL-VTO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.PIE</text:p>
          </table:table-cell>
          <table:table-cell table:style-name="ce1" office:value-type="string" calcext:value-type="string">
            <text:p>TRMRC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VTOL Mini-Rocket Array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Mini-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3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Thermal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8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ar.PIE</text:p>
          </table:table-cell>
          <table:table-cell table:style-name="ce1" office:value-type="string" calcext:value-type="string">
            <text:p>TRLRCKTPa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EMP Rock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Twi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Tw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M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win Rocket Pod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3"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Sunburst AA Rocket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Sunburst-Arch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Thermal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kt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10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FXS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BB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mslbb.PIE</text:p>
          </table:table-cell>
          <table:table-cell table:style-name="ce1" office:value-type="string" calcext:value-type="string">
            <text:p>TRMRKTBB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Incendiary Bunker Bust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ROCKET</text:p>
          </table:table-cell>
          <table:table-cell table:number-columns-repeated="2"/>
          <table:table-cell table:style-name="ce1" office:value-type="string" calcext:value-type="string">
            <text:p>10</text:p>
          </table:table-cell>
          <table:table-cell table:number-columns-repeated="2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BUNKER BUSTER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Rocket-VTOL-Cherub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lrcktaa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Thermal Sunburst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Tank Kill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75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Rocket-VTOL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VTOL Lanc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-SCAV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Mini-Rocket Scav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1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VTOL-Pod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2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Thermal Rocket Pod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856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VTOL Sunburst AA Rockets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kPlas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1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VTOL Seraph Array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67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VTOL-TopAttackHv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VTOL Ballistic Rockets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3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2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Sup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WPFRKT.PIE</text:p>
          </table:table-cell>
          <table:table-cell table:style-name="ce1" office:value-type="string" calcext:value-type="string">
            <text:p>TRWPFRK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Rocket Array Fortress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vNEXUSlink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cavNEXUSlink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number-columns-repeated="2" table:style-name="ce1" office:value-type="string" calcext:value-type="string">
            <text:p>nexturre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Scav Nexus Link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01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Beam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01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ECM3.PIE</text:p>
          </table:table-cell>
          <table:table-cell table:style-name="ce1" office:value-type="string" calcext:value-type="string">
            <text:p>TRHECM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Turret</text:p>
          </table:table-cell>
          <table:table-cell table:number-columns-repeated="1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1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pyTurretSuper</text:p>
          </table:table-cell>
          <table:table-cell table:style-name="ce1" office:value-type="string" calcext:value-type="string">
            <text:p>2400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nxsexpld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pyTurretSuper</text:p>
          </table:table-cell>
          <table:table-cell/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WPFECM.PIE</text:p>
          </table:table-cell>
          <table:table-cell table:style-name="ce1" office:value-type="string" calcext:value-type="string">
            <text:p>TRWPFECM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Nexus Link Fortress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LECTRONIC</text:p>
          </table:table-cell>
          <table:table-cell table:style-name="ce1" office:value-type="string" calcext:value-type="string">
            <text:p>rot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Bun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Bun-Cannon6TwinAsl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vcan2.pie</text:p>
          </table:table-cell>
          <table:table-cell table:style-name="ce1" office:value-type="string" calcext:value-type="string">
            <text:p>trhv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7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Bun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Bun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1Mk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Bunk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Bunk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Bunk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Bun-PlasmiteFlam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P.PIE</text:p>
          </table:table-cell>
          <table:table-cell table:style-name="ce1" office:value-type="string" calcext:value-type="string">
            <text:p>TRMFLMR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Bunker Plasmite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plasflm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2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Bun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Bunk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6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AAGun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aalas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Stormbringer Twin Pulse Las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2"/>
          <table:table-cell table:number-columns-repeated="2" table:style-name="ce1" office:value-type="string" calcext:value-type="string">
            <text:p>10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91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Emp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Emplaceme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494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Emp-HeavyLaser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Heavy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hev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25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504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I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752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6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03-Ro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8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2.PIE</text:p>
          </table:table-cell>
          <table:table-cell table:style-name="ce1" office:value-type="string" calcext:value-type="string">
            <text:p>TRHHOW2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2.PIE</text:p>
          </table:table-cell>
          <table:table-cell table:style-name="ce1" office:value-type="string" calcext:value-type="string">
            <text:p>Emplacement Hellstorm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05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6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VLExp.PIE</text:p>
          </table:table-cell>
          <table:table-cell table:style-name="ce1" office:value-type="string" calcext:value-type="string">
            <text:p>GNMHOWT.PIE</text:p>
          </table:table-cell>
          <table:table-cell table:style-name="ce1" office:value-type="string" calcext:value-type="string">
            <text:p>TRM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Howitz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816</text:p>
          </table:table-cell>
          <table:table-cell table:style-name="ce1" office:value-type="string" calcext:value-type="string">
            <text:p>FXM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50</text:p>
          </table:table-cell>
          <table:table-cell/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5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Howitzer150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656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xp.PIE</text:p>
          </table:table-cell>
          <table:table-cell table:style-name="ce1" office:value-type="string" calcext:value-type="string">
            <text:p>GNHHOWT.PIE</text:p>
          </table:table-cell>
          <table:table-cell table:style-name="ce1" office:value-type="string" calcext:value-type="string">
            <text:p>TRHHOW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HHowt.PIE</text:p>
          </table:table-cell>
          <table:table-cell table:style-name="ce1" office:value-type="string" calcext:value-type="string">
            <text:p>Emplacement Ground Shake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328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HOWITZERS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2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Emp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Emplaceme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3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LFLSH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r-Emp-Laser3BEA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GNMR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Flashlight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31</text:p>
          </table:table-cell>
          <table:table-cell table:style-name="ce1" office:value-type="string" calcext:value-type="string">
            <text:p>FXFLSHL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6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FXSHgssA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Laser4-PlasmaCann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4.PIE</text:p>
          </table:table-cell>
          <table:table-cell table:style-name="ce1" office:value-type="string" calcext:value-type="string">
            <text:p>GNHPLSMA.PIE</text:p>
          </table:table-cell>
          <table:table-cell table:style-name="ce1" office:value-type="string" calcext:value-type="string">
            <text:p>TRHLA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BLas.PIE</text:p>
          </table:table-cell>
          <table:table-cell table:style-name="ce1" office:value-type="string" calcext:value-type="string">
            <text:p>Emplacement Plasma Cann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500</text:p>
          </table:table-cell>
          <table:table-cell/>
          <table:table-cell table:style-name="ce1" office:value-type="string" calcext:value-type="string">
            <text:p>15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bemlsr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Emp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Emplaceme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HPLME.PIE</text:p>
          </table:table-cell>
          <table:table-cell table:style-name="ce1" office:value-type="string" calcext:value-type="string">
            <text:p>1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Hvy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0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b.PIE</text:p>
          </table:table-cell>
          <table:table-cell table:style-name="ce1" office:value-type="string" calcext:value-type="string">
            <text:p>trhmslab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Archangel Missile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64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Emp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9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Emplaceme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66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1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Emp-Missile-MdAr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a.PIE</text:p>
          </table:table-cell>
          <table:table-cell table:style-name="ce1" office:value-type="string" calcext:value-type="string">
            <text:p>Trhmslaa.PIE</text:p>
          </table:table-cell>
          <table:table-cell table:style-name="ce1" office:value-type="string" calcext:value-type="string">
            <text:p>HOMING-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Seraph Missile Array Emplacemen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12</text:p>
          </table:table-cell>
          <table:table-cell table:number-columns-repeated="6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459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-Incendiary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I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Incendiary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2"/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S.PIE</text:p>
          </table:table-cell>
          <table:table-cell table:style-name="ce1" office:value-type="string" calcext:value-type="string">
            <text:p>GNMMORT.PIE</text:p>
          </table:table-cell>
          <table:table-cell table:style-name="ce1" office:value-type="string" calcext:value-type="string">
            <text:p>TRM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Emplacement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5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2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Bombar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9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3ROTARY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HMORT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Pepperpot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3</text:p>
          </table:table-cell>
          <table:table-cell table:number-columns-repeated="6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FXL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MORTARS</text:p>
          </table:table-cell>
          <table:table-cell table:style-name="ce1" office:value-type="string" calcext:value-type="string">
            <text:p>mortar.ogg</text:p>
          </table:table-cell>
          <table:table-cell table:style-name="ce1" office:value-type="string" calcext:value-type="string">
            <text:p>6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tr-Emp-MortarEMP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43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gnhmorte.PIE</text:p>
          </table:table-cell>
          <table:table-cell table:style-name="ce1" office:value-type="string" calcext:value-type="string">
            <text:p>TRHRMORT.PIE</text:p>
          </table:table-cell>
          <table:table-cell table:style-name="ce1" office:value-type="string" calcext:value-type="string">
            <text:p>INDIRECT</text:p>
          </table:table-cell>
          <table:table-cell table:style-name="ce1" office:value-type="string" calcext:value-type="string">
            <text:p>FXMMort.PIE</text:p>
          </table:table-cell>
          <table:table-cell table:style-name="ce1" office:value-type="string" calcext:value-type="string">
            <text:p>Emplacement EMP Mortar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422</text:p>
          </table:table-cell>
          <table:table-cell table:style-name="ce1" office:value-type="string" calcext:value-type="string">
            <text:p>FXSFlms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EMP</text:p>
          </table:table-cell>
          <table:table-cell table:style-name="ce1" office:value-type="string" calcext:value-type="string">
            <text:p>emp.ogg</text:p>
          </table:table-cell>
          <table:table-cell table:style-name="ce1" office:value-type="string" calcext:value-type="string">
            <text:p>8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T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Str-Emp-QuadMg1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lair.PIE</text:p>
          </table:table-cell>
          <table:table-cell table:style-name="ce1" office:value-type="string" calcext:value-type="string">
            <text:p>TRM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Hurricane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9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Emp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Emplaceme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8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Emplaceme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Emp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92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Emplaceme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34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Emplaceme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MRL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72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mslaa2.PIE</text:p>
          </table:table-cell>
          <table:table-cell table:style-name="ce1" office:value-type="string" calcext:value-type="string">
            <text:p>trhmslaa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.PIE</text:p>
          </table:table-cell>
          <table:table-cell table:style-name="ce1" office:value-type="string" calcext:value-type="string">
            <text:p>Emplacement Mini-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Emp-Rocket-Sunburs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79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air3.pie</text:p>
          </table:table-cell>
          <table:table-cell table:style-name="ce1" office:value-type="string" calcext:value-type="string">
            <text:p>trmair3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Emplacement Sunburst AA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5</text:p>
          </table:table-cell>
          <table:table-cell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AA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mair2.pie</text:p>
          </table:table-cell>
          <table:table-cell table:style-name="ce1" office:value-type="string" calcext:value-type="string">
            <text:p>trmair2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AA Flak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12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FXcam20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1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9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CAN.PIE</text:p>
          </table:table-cell>
          <table:table-cell table:style-name="ce1" office:value-type="string" calcext:value-type="string">
            <text:p>TRL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Ligh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8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smlcan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Str-Har-Cannon2A-T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CAN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Medium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0</text:p>
          </table:table-cell>
          <table:table-cell table:number-columns-repeated="2"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MSteam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edcan.ogg</text:p>
          </table:table-cell>
          <table:table-cell table:style-name="ce1" office:value-type="string" calcext:value-type="string">
            <text:p>4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0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CAmmo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Cannon375mm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can2.pie</text:p>
          </table:table-cell>
          <table:table-cell table:style-name="ce1" office:value-type="string" calcext:value-type="string">
            <text:p>trhcan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75m.PIE</text:p>
          </table:table-cell>
          <table:table-cell table:style-name="ce1" office:value-type="string" calcext:value-type="string">
            <text:p>Hardpoint Heav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lrgcan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Str-Har-Cannon4AUTO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LACAN.PIE</text:p>
          </table:table-cell>
          <table:table-cell table:style-name="ce1" office:value-type="string" calcext:value-type="string">
            <text:p>TRLA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A.PIE</text:p>
          </table:table-cell>
          <table:table-cell table:style-name="ce1" office:value-type="string" calcext:value-type="string">
            <text:p>Hardpoint Hyper Velocity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hivelcan.ogg</text:p>
          </table:table-cell>
          <table:table-cell table:style-name="ce1" office:value-type="string" calcext:value-type="string">
            <text:p>4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Har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Hardpoint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80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LProj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tr-Har-Flame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NExp.PIE</text:p>
          </table:table-cell>
          <table:table-cell table:style-name="ce1" office:value-type="string" calcext:value-type="string">
            <text:p>GNMFLMR.PIE</text:p>
          </table:table-cell>
          <table:table-cell table:style-name="ce1" office:value-type="string" calcext:value-type="string">
            <text:p>TRM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Hardpoint Inferno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4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5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Har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M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Hardpoint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38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3Mk1</text:p>
          </table:table-cell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19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Har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2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Hardpoint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tower.ogg</text:p>
          </table:table-cell>
          <table:table-cell table:style-name="ce1" office:value-type="string" calcext:value-type="string">
            <text:p>1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1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2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G5TWINROTARY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8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r2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Har-MG5TWINROTARY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Hardpoint Twin Assault Gu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3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6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229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Har-Missile-Hvy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0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sa.PIE</text:p>
          </table:table-cell>
          <table:table-cell table:style-name="ce1" office:value-type="string" calcext:value-type="string">
            <text:p>Trh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ICBM.PIE</text:p>
          </table:table-cell>
          <table:table-cell table:style-name="ce1" office:value-type="string" calcext:value-type="string">
            <text:p>Hardpoint Vindicato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4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4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5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5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13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r-Har-Missile-LtSA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68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SExp.PIE</text:p>
          </table:table-cell>
          <table:table-cell table:style-name="ce1" office:value-type="string" calcext:value-type="string">
            <text:p>Gnmmslsa.PIE</text:p>
          </table:table-cell>
          <table:table-cell table:style-name="ce1" office:value-type="string" calcext:value-type="string">
            <text:p>Trmmslsa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ATMiss.PIE</text:p>
          </table:table-cell>
          <table:table-cell table:style-name="ce1" office:value-type="string" calcext:value-type="string">
            <text:p>Hardpoint Aveng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61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4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AirOnly</text:p>
          </table:table-cell>
          <table:table-cell table:style-name="ce1" office:value-type="string" calcext:value-type="string">
            <text:p>FXAALSH2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Str-Har-QuadRotAAGu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30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45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AIREXP.PIE</text:p>
          </table:table-cell>
          <table:table-cell table:style-name="ce1" office:value-type="string" calcext:value-type="string">
            <text:p>gnhair2.PIE</text:p>
          </table:table-cell>
          <table:table-cell table:style-name="ce1" office:value-type="string" calcext:value-type="string">
            <text:p>TRHAIR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Can40m.PIE</text:p>
          </table:table-cell>
          <table:table-cell table:style-name="ce1" office:value-type="string" calcext:value-type="string">
            <text:p>Hardpoint Whirlwind AA Turret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A-A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10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220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0</text:p>
          </table:table-cell>
          <table:table-cell/>
          <table:table-cell table:style-name="ce1" office:value-type="string" calcext:value-type="string">
            <text:p>FXGammoM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2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MGSS.PIE</text:p>
          </table:table-cell>
          <table:table-cell table:style-name="ce1" office:value-type="string" calcext:value-type="string">
            <text:p>TRM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auss.PIE</text:p>
          </table:table-cell>
          <table:table-cell table:style-name="ce1" office:value-type="string" calcext:value-type="string">
            <text:p>Hardpoint Rail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MSWave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9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0</text:p>
          </table:table-cell>
          <table:table-cell/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60</text:p>
          </table:table-cell>
          <table:table-cell/>
          <table:table-cell table:style-name="ce1" office:value-type="string" calcext:value-type="string">
            <text:p>FXGammoH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Str-Har-RailGun3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2.PIE</text:p>
          </table:table-cell>
          <table:table-cell table:style-name="ce1" office:value-type="string" calcext:value-type="string">
            <text:p>GNHGSS.PIE</text:p>
          </table:table-cell>
          <table:table-cell table:style-name="ce1" office:value-type="string" calcext:value-type="string">
            <text:p>TRH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HGauss.PIE</text:p>
          </table:table-cell>
          <table:table-cell table:style-name="ce1" office:value-type="string" calcext:value-type="string">
            <text:p>Hardpoint Gauss Canno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FXVLSWav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1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rg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tr-Har-Rocket-Hvy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53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b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Tank Kill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0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Har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MRCKTA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Hardpoint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Str-Tow-Cannon5Vulcan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MVCAN.PIE</text:p>
          </table:table-cell>
          <table:table-cell table:style-name="ce1" office:value-type="string" calcext:value-type="string">
            <text:p>TRMV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VulCan.PIE</text:p>
          </table:table-cell>
          <table:table-cell table:style-name="ce1" office:value-type="string" calcext:value-type="string">
            <text:p>Tower Assault Cannon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8</text:p>
          </table:table-cell>
          <table:table-cell/>
          <table:table-cell table:style-name="ce1" office:value-type="string" calcext:value-type="string">
            <text:p>2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rapdcan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FXLThrow.PIE</text:p>
          </table:table-cell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tr-Tow-Flame1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GNLFLMR.PIE</text:p>
          </table:table-cell>
          <table:table-cell table:style-name="ce1" office:value-type="string" calcext:value-type="string">
            <text:p>TRLFLM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Can20m.PIE</text:p>
          </table:table-cell>
          <table:table-cell table:style-name="ce1" office:value-type="string" calcext:value-type="string">
            <text:p>Tower Flamer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number-columns-repeated="5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FLAME</text:p>
          </table:table-cell>
          <table:table-cell table:style-name="ce1" office:value-type="string" calcext:value-type="string">
            <text:p>flmthrow.ogg</text:p>
          </table:table-cell>
          <table:table-cell table:style-name="ce1" office:value-type="string" calcext:value-type="string">
            <text:p>5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7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sr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PLAmmo.PIE</text:p>
          </table:table-cell>
          <table:table-cell table:style-name="ce1" office:value-type="string" calcext:value-type="string">
            <text:p>3400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Str-Tow-Laser2PULSEMk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LENFL.PIE</text:p>
          </table:table-cell>
          <table:table-cell table:style-name="ce1" office:value-type="string" calcext:value-type="string">
            <text:p>GNHLAS.PIE</text:p>
          </table:table-cell>
          <table:table-cell table:style-name="ce1" office:value-type="string" calcext:value-type="string">
            <text:p>TRMLAS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LasRot.PIE</text:p>
          </table:table-cell>
          <table:table-cell table:style-name="ce1" office:value-type="string" calcext:value-type="string">
            <text:p>Tower Pulse Laser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2"/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number-columns-repeated="3"/>
          <table:table-cell table:style-name="ce1" office:value-type="string" calcext:value-type="string">
            <text:p>15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741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FLAM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lslsr.ogg</text:p>
          </table:table-cell>
          <table:table-cell table:style-name="ce1" office:value-type="string" calcext:value-type="string">
            <text:p>1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1Mk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4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15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7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2Mk1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_twin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2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2.PIE</text:p>
          </table:table-cell>
          <table:table-cell table:style-name="ce1" office:value-type="string" calcext:value-type="string">
            <text:p>TRLMG2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2.PIE</text:p>
          </table:table-cell>
          <table:table-cell table:style-name="ce1" office:value-type="string" calcext:value-type="string">
            <text:p>Tower Twin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3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3Mk1</text:p>
          </table:table-cell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8</text:p>
          </table:table-cell>
          <table:table-cell/>
          <table:table-cell table:style-name="ce1" office:value-type="string" calcext:value-type="string">
            <text:p>15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r-Tow-MG3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0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MMG1.PIE</text:p>
          </table:table-cell>
          <table:table-cell table:style-name="ce1" office:value-type="string" calcext:value-type="string">
            <text:p>TRMCAN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Tower Heavy Machine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heavy.ogg</text:p>
          </table:table-cell>
          <table:table-cell table:style-name="ce1" office:value-type="string" calcext:value-type="string">
            <text:p>1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G4ROTARYMk1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h.pie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tr-Tow-MG4ROTARY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4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hmg1.PIE</text:p>
          </table:table-cell>
          <table:table-cell table:style-name="ce1" office:value-type="string" calcext:value-type="string">
            <text:p>Trhmg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ul.PIE</text:p>
          </table:table-cell>
          <table:table-cell table:style-name="ce1" office:value-type="string" calcext:value-type="string">
            <text:p>Tower Assault Gu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3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asltmg.ogg</text:p>
          </table:table-cell>
          <table:table-cell table:style-name="ce1" office:value-type="string" calcext:value-type="string">
            <text:p>2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396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550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Missile-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Exp.PIE</text:p>
          </table:table-cell>
          <table:table-cell table:style-name="ce1" office:value-type="string" calcext:value-type="string">
            <text:p>Gnhmslat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HOMING-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Scourge Missile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9"/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ISSILE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8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9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Quad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2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Quad-Rocket Pod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ailGun1Mk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76</text:p>
          </table:table-cell>
          <table:table-cell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gaussgun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0</text:p>
          </table:table-cell>
          <table:table-cell/>
          <table:table-cell table:style-name="ce1" office:value-type="string" calcext:value-type="string">
            <text:p>FXGAmmo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Str-Tow-RailGun1Mk1</text:p>
          </table:table-cell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17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GNLGSS.PIE</text:p>
          </table:table-cell>
          <table:table-cell table:style-name="ce1" office:value-type="string" calcext:value-type="string">
            <text:p>TRLGSS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Gauss.PIE</text:p>
          </table:table-cell>
          <table:table-cell table:style-name="ce1" office:value-type="string" calcext:value-type="string">
            <text:p>Tower Needle Gun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7"/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</text:p>
          </table:table-cell>
          <table:table-cell table:number-columns-repeated="3"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88</text:p>
          </table:table-cell>
          <table:table-cell table:style-name="ce1" office:value-type="string" calcext:value-type="string">
            <text:p>FXFlecht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LL ROUNDER</text:p>
          </table:table-cell>
          <table:table-cell table:style-name="ce1" office:value-type="string" calcext:value-type="string">
            <text:p>GAUSS</text:p>
          </table:table-cell>
          <table:table-cell table:style-name="ce1" office:value-type="string" calcext:value-type="string">
            <text:p>gaussgun.ogg</text:p>
          </table:table-cell>
          <table:table-cell table:style-name="ce1" office:value-type="string" calcext:value-type="string">
            <text:p>5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115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mlexpl.ogg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PLME.PIE</text:p>
          </table:table-cell>
          <table:table-cell table:style-name="ce1" office:value-type="string" calcext:value-type="string">
            <text:p>19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tr-Tow-Rocket-LtA-T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GNHRCKTA.PIE</text:p>
          </table:table-cell>
          <table:table-cell table:style-name="ce1" office:value-type="string" calcext:value-type="string">
            <text:p>TRMMSLA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RocAt.PIE</text:p>
          </table:table-cell>
          <table:table-cell table:style-name="ce1" office:value-type="string" calcext:value-type="string">
            <text:p>Tower Lancer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20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24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4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Str-Tow-Rocket-Po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LRCKTP.PIE</text:p>
          </table:table-cell>
          <table:table-cell table:style-name="ce1" office:value-type="string" calcext:value-type="string">
            <text:p>TRLRCKTP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Tower Rocket Pod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10"/>
          <table:table-cell table:number-columns-repeated="2"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4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Arch-Quad</text:p>
          </table:table-cell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sml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250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Rocket-Pod-Arch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3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4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Thermal Rockets</text:p>
          </table:table-cell>
          <table:table-cell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2</text:p>
          </table:table-cell>
          <table:table-cell table:number-columns-repeated="8"/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3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tr-Tow-Rocket-Pod-MRA-Quad</text:p>
          </table:table-cell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</text:p>
          </table:table-cell>
          <table:table-cell/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lrgexpl.ogg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FXMflare.PIE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Rocket-Pod-MRA-Quad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166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GNHRCKTP3.PIE</text:p>
          </table:table-cell>
          <table:table-cell table:style-name="ce1" office:value-type="string" calcext:value-type="string">
            <text:p>TRMRCKTA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Quad Rocket Array</text:p>
          </table:table-cell>
          <table:table-cell/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8</text:p>
          </table:table-cell>
          <table:table-cell table:number-columns-repeated="6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RTILLERY ROUND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string" calcext:value-type="string">
            <text:p>rocket.ogg</text:p>
          </table:table-cell>
          <table:table-cell table:style-name="ce1" office:value-type="string" calcext:value-type="string">
            <text:p>16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</text:p>
          </table:table-cell>
          <table:table-cell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Kev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perweapon2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9999</text:p>
          </table:table-cell>
          <table:table-cell/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FXGRDexl.PIE</text:p>
          </table:table-cell>
          <table:table-cell table:style-name="ce1" office:value-type="string" calcext:value-type="string">
            <text:p>9999</text:p>
          </table:table-cell>
          <table:table-cell table:style-name="ce1" office:value-type="string" calcext:value-type="string">
            <text:p>Superweapon2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GNLMG1.PIE</text:p>
          </table:table-cell>
          <table:table-cell table:style-name="ce1" office:value-type="string" calcext:value-type="string">
            <text:p>TRLMG1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*Alexs Super Weapon*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8"/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TANK</text:p>
          </table:table-cell>
          <table:table-cell table:style-name="ce1" office:value-type="string" calcext:value-type="string">
            <text:p>CANNO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0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NULLWEAPON</text:p>
          </table:table-cell>
          <table:table-cell table:style-name="ce1" office:value-type="string" calcext:value-type="string">
            <text:p>250</text:p>
          </table:table-cell>
          <table:table-cell table:number-columns-repeated="3"/>
          <table:table-cell table:style-name="ce1" office:value-type="string" calcext:value-type="string">
            <text:p>100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number-columns-repeated="3"/>
          <table:table-cell table:style-name="ce1" office:value-type="string" calcext:value-type="string">
            <text:p>FXMflare.PIE</text:p>
          </table:table-cell>
          <table:table-cell/>
          <table:table-cell table:style-name="ce1" office:value-type="string" calcext:value-type="string">
            <text:p>FXMPExp.PIE</text:p>
          </table:table-cell>
          <table:table-cell/>
          <table:table-cell table:style-name="ce1" office:value-type="string" calcext:value-type="string">
            <text:p>ZNULLWEAPON</text:p>
          </table:table-cell>
          <table:table-cell table:number-columns-repeated="3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 table:number-columns-repeated="2"/>
          <table:table-cell table:style-name="ce1" office:value-type="string" calcext:value-type="string">
            <text:p>FXMPExp.PIE</text:p>
          </table:table-cell>
          <table:table-cell table:style-name="ce1" office:value-type="string" calcext:value-type="string">
            <text:p>Mibnkgun.pie</text:p>
          </table:table-cell>
          <table:table-cell table:style-name="ce1" office:value-type="string" calcext:value-type="string">
            <text:p>MIBNKTUR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RocPd.PIE</text:p>
          </table:table-cell>
          <table:table-cell table:style-name="ce1" office:value-type="string" calcext:value-type="string">
            <text:p>ZNULLWEAPON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 table:number-columns-repeated="4"/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/>
          <table:table-cell table:style-name="ce1" office:value-type="string" calcext:value-type="string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TrikeMG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100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/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TrikeMG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3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number-columns-repeated="2"/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LMgun.PIE</text:p>
          </table:table-cell>
          <table:table-cell table:style-name="ce1" office:value-type="string" calcext:value-type="string">
            <text:p>Scav Trike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1"/>
          <table:table-cell table:style-name="ce1" office:value-type="string" calcext:value-type="string">
            <text:p>100</text:p>
          </table:table-cell>
          <table:table-cell/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2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abawep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15</text:p>
          </table:table-cell>
          <table:table-cell/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ShootAir</text:p>
          </table:table-cell>
          <table:table-cell table:style-name="ce1" office:value-type="string" calcext:value-type="string">
            <text:p>FXTracer.PIE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XMETHIT.PIE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babawep</text:p>
          </table:table-cell>
          <table:table-cell/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-60</text:p>
          </table:table-cell>
          <table:table-cell/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FXDIRTsp.PIE</text:p>
          </table:table-cell>
          <table:table-cell table:style-name="ce1" office:value-type="string" calcext:value-type="string">
            <text:p>bbaamuzzle.pie</text:p>
          </table:table-cell>
          <table:table-cell table:style-name="ce1" office:value-type="string" calcext:value-type="string">
            <text:p>bbaaturret.pie</text:p>
          </table:table-cell>
          <table:table-cell table:style-name="ce1" office:value-type="string" calcext:value-type="string">
            <text:p>DIRECT</text:p>
          </table:table-cell>
          <table:table-cell table:style-name="ce1" office:value-type="string" calcext:value-type="string">
            <text:p>FXMgnVic.PIE</text:p>
          </table:table-cell>
          <table:table-cell table:style-name="ce1" office:value-type="string" calcext:value-type="string">
            <text:p>Scav Mounted MG</text:p>
          </table:table-cell>
          <table:table-cell/>
          <table:table-cell table:style-name="ce1" office:value-type="string" calcext:value-type="string">
            <text:p>1</text:p>
          </table:table-cell>
          <table:table-cell table:number-columns-repeated="14"/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FXSSplsh.PIE</text:p>
          </table:table-cell>
          <table:table-cell table:style-name="ce1" office:value-type="string" calcext:value-type="string">
            <text:p>KINETIC</text:p>
          </table:table-cell>
          <table:table-cell table:style-name="ce1" office:value-type="string" calcext:value-type="string">
            <text:p>ANTI PERSONNEL</text:p>
          </table:table-cell>
          <table:table-cell table:style-name="ce1" office:value-type="string" calcext:value-type="string">
            <text:p>MACHINE GUN</text:p>
          </table:table-cell>
          <table:table-cell table:style-name="ce1" office:value-type="string" calcext:value-type="string">
            <text:p>mgbar2.ogg</text:p>
          </table:table-cell>
          <table:table-cell table:style-name="ce1" office:value-type="string" calcext:value-type="string">
            <text:p>12000</text:p>
          </table:table-cell>
          <table:table-cell table:number-columns-repeated="97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6:43:12.0216932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ansformed_20_by_20_Data.Page" style:display-name="PageStyle_Transformed by Data.P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8:32:00.869210300</meta:creation-date>
    <dc:date>2022-01-06T16:43:33.230630794</dc:date>
    <meta:generator>LibreOffice/7.2.3.2$Linux_X86_64 LibreOffice_project/20$Build-2</meta:generator>
    <meta:editing-duration>PT5M49S</meta:editing-duration>
    <meta:editing-cycles>4</meta:editing-cycles>
    <meta:document-statistic meta:table-count="1" meta:cell-count="15126" meta:object-count="0"/>
  </office:meta>
</office:document-meta>
</file>